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xisGraph.setMaxLength( int max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xisGraph.setXAxisLabels( String [ ] labe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xisGraph.setData( double [ ]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xisGraph.drawSample( String _title , int _maxLength , String [ ] _xAxisLabels , String _xAxisTitle , String _yAxisTitle , double [ ] [ ] _data , int _width , int _height , Graphics 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AxisGraph.setYAxisLabels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xisGraph.setHeight( int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xisGraph.AxisGraph( LayoutManager lay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xisGraph.paintComponent( Graphics 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xisGraph.setYAxis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xisGraph.squeeze( String input , int _max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xisGraph.setXAxis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xisGraph.setWidth( int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xisGraph.AxisGraph( LayoutManager layout , boolean isDoubleBuff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xisGraph.findMax( double _data [ ] [ ]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xisGraph.AxisGrap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xisGraph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